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elawadee UI Semilight" svg:font-family="'Leelawadee UI Semilight'" style:font-adornments="Fet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45cm" fo:min-width="7.4cm"/>
    </style:style>
    <style:style style:name="gr2" style:family="graphic" style:parent-style-name="standard">
      <style:graphic-properties draw:stroke="solid" draw:textarea-horizontal-align="justify" draw:textarea-vertical-align="middle" draw:auto-grow-height="false" fo:min-height="1.05cm" fo:min-width="7cm" draw:shadow="hidden"/>
    </style:style>
    <style:style style:name="gr3" style:family="graphic" style:parent-style-name="standard" style:list-style-name="L1">
      <style:graphic-properties draw:stroke="solid" draw:textarea-horizontal-align="justify" draw:textarea-vertical-align="middle" draw:auto-grow-height="false" fo:min-height="1.05cm" fo:min-width="7cm" draw:shadow="hidden"/>
    </style:style>
    <style:style style:name="gr4" style:family="graphic" style:parent-style-name="standard">
      <style:graphic-properties draw:stroke="none" draw:fill-color="#ff0000" draw:textarea-horizontal-align="justify" draw:textarea-vertical-align="middle" draw:auto-grow-height="false" fo:min-height="1.45cm" fo:min-width="7.4cm"/>
    </style:style>
    <style:style style:name="gr5" style:family="graphic" style:parent-style-name="standard">
      <style:graphic-properties draw:stroke="solid" draw:fill-color="#ff0000" draw:textarea-horizontal-align="justify" draw:textarea-vertical-align="middle" draw:auto-grow-height="false" fo:min-height="1.05cm" fo:min-width="7cm" draw:shadow="hidden"/>
    </style:style>
    <style:style style:name="gr6" style:family="graphic" style:parent-style-name="standard" style:list-style-name="L1">
      <style:graphic-properties draw:stroke="solid" draw:textarea-horizontal-align="justify" draw:textarea-vertical-align="middle" draw:auto-grow-height="false" fo:min-height="1.05cm" fo:min-width="7cm" draw:shadow="hidden"/>
    </style:style>
    <style:style style:name="gr7" style:family="graphic" style:parent-style-name="standard" style:list-style-name="L1">
      <style:graphic-properties draw:stroke="solid" draw:textarea-horizontal-align="justify" draw:textarea-vertical-align="middle" draw:auto-grow-height="false" fo:min-height="1.05cm" fo:min-width="7cm" draw:shadow="hidden"/>
    </style:style>
    <style:style style:name="gr8" style:family="graphic" style:parent-style-name="standard" style:list-style-name="L1">
      <style:graphic-properties draw:stroke="solid" draw:textarea-horizontal-align="justify" draw:textarea-vertical-align="middle" draw:auto-grow-height="false" fo:min-height="1.05cm" fo:min-width="7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22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0000"/>
      <style:paragraph-properties fo:text-align="center" style:writing-mode="lr-tb"/>
      <style:text-properties fo:font-size="22pt"/>
    </style:style>
    <style:style style:name="P9" style:family="paragraph">
      <style:paragraph-properties fo:text-align="center" style:writing-mode="lr-tb"/>
      <style:text-properties fo:font-size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APPROVE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VERIFIE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REVISE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REVIEWE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RECEIVE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FINAL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EXPIRE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DRAFT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CONFIDENTIAL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COMPLETE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FOR COMMENT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3cm" svg:x="5.2cm" svg:y="7cm">
          <text:p text:style-name="P2">INFORMATION ONL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.3cm" svg:x="5.2cm" svg:y="7cm">
          <text:p text:style-name="P2"><text:span text:style-name="T1">PRELIMINARY RESUL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5cm" svg:height="1.3cm" svg:x="5.2cm" svg:y="7cm">
          <text:p text:style-name="P4"><text:span text:style-name="T2">NOT FOR PUBLIC RELEAS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5cm" svg:height="1.3cm" svg:x="5.2cm" svg:y="7cm">
          <text:p text:style-name="P4"><text:span text:style-name="T2">FOR PUBLIC RELEAS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Standard">
        <draw:custom-shape draw:style-name="gr4" draw:text-style-name="P7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5cm" svg:height="1.3cm" svg:x="5.2cm" svg:y="7cm">
          <text:p text:style-name="P2"><text:span text:style-name="T3">VO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7" draw:style-name="dp1" draw:master-page-name="Standard">
        <draw:custom-shape draw:style-name="gr4" draw:text-style-name="P7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5cm" svg:height="1.3cm" svg:x="5.2cm" svg:y="7cm">
          <text:p text:style-name="P2"><text:span text:style-name="T3">EMERGENC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8" draw:style-name="dp1" draw:master-page-name="Standard">
        <draw:custom-shape draw:style-name="gr4" draw:text-style-name="P7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5cm" svg:height="1.3cm" svg:x="5.2cm" svg:y="7cm">
          <text:p text:style-name="P2"><text:span text:style-name="T3">NOT APPROV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Standard">
        <draw:custom-shape draw:style-name="gr4" draw:text-style-name="P7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5cm" svg:height="1.3cm" svg:x="5.2cm" svg:y="7cm">
          <text:p text:style-name="P9">TOP SECRET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7.5cm" svg:height="1.3cm" svg:x="5.2cm" svg:y="7cm">
          <text:p text:style-name="P9">EXPERIMENTAL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7.5cm" svg:height="1.3cm" svg:x="5.2cm" svg:y="7cm">
          <text:p text:style-name="P10"><text:span text:style-name="T4">AS I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5cm" svg:height="1.3cm" svg:x="5.2cm" svg:y="7cm">
          <text:p text:style-name="P6"><text:span text:style-name="T5">DEPARTMENTA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Standard">
        <draw:custom-shape draw:style-name="gr1" draw:text-style-name="P1" draw:layer="layout" svg:width="7.9cm" svg:height="1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1.3cm" svg:x="5.2cm" svg:y="7cm">
          <text:p text:style-name="P6"><text:span text:style-name="T5">SOL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elawadee UI Semilight" svg:font-family="'Leelawadee UI Semilight'" style:font-adornments="Fet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ffff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eelawadee UI Semilight" fo:font-family="'Leelawadee UI Semilight'" style:font-style-name="Fett" style:font-family-generic="swiss" style:font-pitch="variable" fo:font-size="2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6T14:40:20.032000000</meta:creation-date>
    <dc:date>2022-03-21T12:29:51.241000000</dc:date>
    <meta:editing-duration>PT29M24S</meta:editing-duration>
    <meta:editing-cycles>8</meta:editing-cycles>
    <meta:generator>LibreOffice/5.3.6.1$Windows_x86 LibreOffice_project/686f202eff87ef707079aeb7f485847613344eb7</meta:generator>
    <meta:document-statistic meta:object-count="46"/>
  </office:meta>
</office:document-meta>
</file>